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Standard" style:list-style-name="L2"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T1" style:family="text">
      <style:text-properties fo:font-size="16pt"/>
    </style:style>
    <style:style style:name="T2" style:family="text">
      <style:text-properties fo:font-style="normal"/>
    </style:style>
    <style:style style:name="T3" style:family="text">
      <style:text-properties style:text-underline-style="none"/>
    </style:style>
    <style:style style:name="T4" style:family="text">
      <style:text-properties fo:font-weight="normal"/>
    </style:style>
    <style:style style:name="T5" style:family="text">
      <style:text-properties style:font-size-asian="16pt"/>
    </style:style>
    <style:style style:name="T6" style:family="text">
      <style:text-properties style:font-style-asian="normal"/>
    </style:style>
    <style:style style:name="T7" style:family="text">
      <style:text-properties style:font-weight-asian="normal"/>
    </style:style>
    <style:style style:name="T8" style:family="text">
      <style:text-properties style:font-size-complex="16pt"/>
    </style:style>
    <style:style style:name="T9" style:family="text">
      <style:text-properties style:font-style-complex="normal"/>
    </style:style>
    <style:style style:name="T10" style:family="text">
      <style:text-properties style:font-weight-complex="normal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fo:font-style="italic" style:font-size-asian="13pt" style:font-style-asian="italic" style:font-size-complex="13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15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size-asian="15pt"/>
    </style:style>
    <style:style style:name="T21" style:family="text">
      <style:text-properties style:font-size-complex="1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SVN</text:p>
      <text:p text:style-name="P5"/>
      <text:list xml:id="list2025620409" text:style-name="L1">
        <text:list-item>
          <text:p text:style-name="P3">It is used to checkout, update, delete, export and import changes done on the modules in to the server.</text:p>
        </text:list-item>
      </text:list>
      <text:p text:style-name="P2"/>
      <text:p text:style-name="P2">Configuration of SVN Server :</text:p>
      <text:p text:style-name="P2"/>
      <text:list xml:id="list718889541" text:style-name="L2">
        <text:list-item>
          <text:p text:style-name="P4">Install SVN Server </text:p>
        </text:list-item>
      </text:list>
      <text:p text:style-name="P2"/>
      <text:p text:style-name="P2"><text:s text:c="6"/><text:tab/><text:tab/><text:span text:style-name="T15">yum install subversion</text:span></text:p>
      <text:p text:style-name="P2"/>
      <text:list xml:id="list603801288" text:style-name="L3">
        <text:list-item>
          <text:p text:style-name="P8"><text:span text:style-name="T19"><text:s/>Create “SVN ADMIN”</text:span></text:p>
        </text:list-item>
      </text:list>
      <text:p text:style-name="P2"/>
      <text:p text:style-name="P2"><text:s text:c="4"/><text:tab/><text:tab/><text:span text:style-name="T15">mkdir <text:s/>-R /var/repo/source</text:span></text:p>
      <text:p text:style-name="P6"/>
      <text:p text:style-name="P6"><text:s text:c="3"/><text:tab/><text:tab/> svnadmin create /var/repo/source</text:p>
      <text:p text:style-name="P2"/>
      <text:list xml:id="list1505597266" text:style-name="L4">
        <text:list-item>
          <text:p text:style-name="P9"><text:span text:style-name="T19">Open svn Configure file:</text:span></text:p>
        </text:list-item>
      </text:list>
      <text:p text:style-name="P2"/>
      <text:p text:style-name="P2"><text:s text:c="3"/><text:tab/><text:tab/> <text:span text:style-name="T15">vim /var/repo/source/conf/svnserve.conf</text:span></text:p>
      <text:p text:style-name="P2"/>
      <text:p text:style-name="P2"><text:s text:c="2"/><text:tab/> “uncommend” and set the following lines.</text:p>
      <text:p text:style-name="P2"><text:tab/><text:tab/><text:span text:style-name="T17">anon-access = read</text:span></text:p>
      <text:p text:style-name="P7"><text:tab/><text:tab/>auth-access = write</text:p>
      <text:p text:style-name="P7"><text:tab/><text:tab/>password-db=passwd</text:p>
      <text:p text:style-name="P2"/>
      <text:list xml:id="list1394731443" text:style-name="L5">
        <text:list-item>
          <text:p text:style-name="P10"><text:span text:style-name="T19">Create user:</text:span></text:p>
        </text:list-item>
      </text:list>
      <text:p text:style-name="P2"/>
      <text:p text:style-name="P2"><text:s text:c="4"/><text:tab/><text:tab/><text:span text:style-name="T15">vim /var/repo/source/conf/passwd.conf</text:span></text:p>
      <text:p text:style-name="P2"/>
      <text:p text:style-name="P2"><text:s/><text:tab/>Edit and add username and password</text:p>
      <text:p text:style-name="P2"><text:s text:c="2"/></text:p>
      <text:p text:style-name="P2"><text:s text:c="2"/><text:tab/><text:tab/><text:span text:style-name="T15">mohan = pass12345</text:span></text:p>
      <text:p text:style-name="P2"/>
      <text:p text:style-name="P2"/>
      <text:list xml:id="list379292812" text:style-name="L6">
        <text:list-item>
          <text:p text:style-name="P11"><text:span text:style-name="T19">Start SVN Service:</text:span></text:p>
        </text:list-item>
      </text:list>
      <text:p text:style-name="P2"><text:tab/><text:tab/><text:span text:style-name="T15">svnserve -d -r /var/repo/sourc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10T18:02:24</meta:creation-date>
    <dc:date>2014-01-11T13:01:44</dc:date>
    <meta:editing-duration>PT00H46M13S</meta:editing-duration>
    <meta:editing-cycles>7</meta:editing-cycles>
    <meta:generator>OpenOffice.org/3.2$Linux OpenOffice.org_project/320m12$Build-9483</meta:generator>
    <dc:creator>admin </dc:creator>
    <meta:document-statistic meta:table-count="0" meta:image-count="0" meta:object-count="0" meta:page-count="1" meta:paragraph-count="21" meta:word-count="85" meta:character-count="616"/>
  </office:meta>
</office:document-meta>
</file>